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008080" draw:textarea-horizontal-align="justify" draw:textarea-vertical-align="middle" draw:auto-grow-height="false" draw:shadow="visible"/>
    </style:style>
    <style:style style:name="gr2" style:family="graphic" style:parent-style-name="standard">
      <style:graphic-properties draw:fill="solid" draw:fill-color="#004a4a" draw:textarea-horizontal-align="left" draw:textarea-vertical-align="top" draw:auto-grow-height="false" draw:shadow="visible"/>
    </style:style>
    <style:style style:name="gr3" style:family="graphic" style:parent-style-name="standard">
      <style:graphic-properties draw:fill="solid" draw:fill-color="#b3b3b3" draw:textarea-horizontal-align="justify" draw:textarea-vertical-align="middle" draw:auto-grow-height="false"/>
    </style:style>
    <style:style style:name="gr4" style:family="graphic" style:parent-style-name="standard">
      <style:graphic-properties draw:fill="solid" draw:fill-color="#5c8526" draw:textarea-horizontal-align="justify" draw:textarea-vertical-align="middle" draw:auto-grow-height="false" draw:shadow="visible"/>
    </style:style>
    <style:style style:name="gr5" style:family="graphic" style:parent-style-name="standard">
      <style:graphic-properties draw:fill="solid" draw:fill-color="#5c8526" draw:textarea-horizontal-align="left" draw:textarea-vertical-align="middle" draw:auto-grow-height="false"/>
    </style:style>
    <style:style style:name="gr6" style:family="graphic" style:parent-style-name="standard">
      <style:graphic-properties draw:fill="solid" draw:fill-color="#355e00" draw:textarea-horizontal-align="justify" draw:textarea-vertical-align="top" draw:auto-grow-height="false"/>
    </style:style>
    <style:style style:name="gr7" style:family="graphic" style:parent-style-name="standard">
      <style:graphic-properties draw:fill="solid" draw:fill-color="#b3b3b3" draw:textarea-vertical-align="middle" draw:auto-grow-height="false" fo:min-height="0.749cm" fo:min-width="0.499cm"/>
    </style:style>
    <style:style style:name="gr8" style:family="graphic" style:parent-style-name="standard">
      <style:graphic-properties draw:fill="solid" draw:fill-color="#5c8526" draw:textarea-horizontal-align="justify" draw:textarea-vertical-align="middle" draw:auto-grow-height="false"/>
    </style:style>
    <style:style style:name="gr9" style:family="graphic" style:parent-style-name="standard">
      <style:graphic-properties draw:fill="solid" draw:fill-color="#5c8526" draw:textarea-horizontal-align="justify" draw:textarea-vertical-align="top" draw:auto-grow-height="false"/>
    </style:style>
    <style:style style:name="gr10" style:family="graphic" style:parent-style-name="standard">
      <style:graphic-properties draw:fill="solid" draw:fill-color="#5c8526" draw:textarea-horizontal-align="justify" draw:textarea-vertical-align="middle" draw:auto-grow-height="false" draw:shadow="hidden"/>
    </style:style>
    <style:style style:name="gr11" style:family="graphic" style:parent-style-name="standard">
      <style:graphic-properties draw:fill="solid" draw:fill-color="#b3b3b3" draw:textarea-horizontal-align="justify" draw:textarea-vertical-align="middle" draw:auto-grow-height="false"/>
    </style:style>
    <style:style style:name="P1" style:family="paragraph">
      <style:paragraph-properties fo:text-align="center"/>
      <style:text-properties fo:font-size="12pt"/>
    </style:style>
    <style:style style:name="P2" style:family="paragraph">
      <style:paragraph-properties fo:text-align="center"/>
      <style:text-properties fo:color="#ffffff" fo:font-size="12pt" fo:font-weight="bold" style:font-weight-asian="bold" style:font-weight-complex="bold"/>
    </style:style>
    <style:style style:name="P3" style:family="paragraph">
      <style:paragraph-properties fo:text-align="center"/>
      <style:text-properties fo:font-size="12pt" fo:font-weight="bold" style:font-size-asian="14pt" style:font-weight-asian="bold" style:font-size-complex="14pt" style:font-weight-complex="bold"/>
    </style:style>
    <style:style style:name="P4" style:family="paragraph">
      <style:paragraph-properties fo:text-align="center"/>
      <style:text-properties fo:font-size="12pt" fo:font-weight="bold" style:font-size-asian="12pt" style:font-weight-asian="bold" style:font-size-complex="12pt" style:font-weight-complex="bold"/>
    </style:style>
    <style:style style:name="P5" style:family="paragraph">
      <style:paragraph-properties fo:text-align="center"/>
      <style:text-properties fo:font-size="12pt" style:font-size-asian="12pt" style:font-size-complex="12pt"/>
    </style:style>
    <style:style style:name="P6" style:family="paragraph">
      <style:paragraph-properties fo:text-align="center"/>
      <style:text-properties fo:font-size="12pt" fo:font-weight="bold" style:font-weight-asian="bold" style:font-weight-complex="bold"/>
    </style:style>
    <style:style style:name="P7" style:family="paragraph">
      <style:paragraph-properties fo:text-align="center"/>
      <style:text-properties fo:font-size="12pt" style:font-size-asian="18pt" style:font-size-complex="18pt"/>
    </style:style>
    <style:style style:name="P8" style:family="paragraph">
      <style:paragraph-properties fo:text-align="center"/>
      <style:text-properties fo:color="#ffffff" fo:font-size="12pt" fo:font-weight="bold" style:font-size-asian="18pt" style:font-weight-asian="bold" style:font-size-complex="18pt" style:font-weight-complex="bold"/>
    </style:style>
    <style:style style:name="P9" style:family="paragraph">
      <style:paragraph-properties fo:text-align="center"/>
      <style:text-properties fo:font-size="12pt" fo:font-weight="bold" style:font-size-asian="18pt" style:font-weight-asian="bold" style:font-size-complex="18pt" style:font-weight-complex="bold"/>
    </style:style>
    <style:style style:name="P10" style:family="paragraph">
      <style:paragraph-properties fo:text-align="center"/>
    </style:style>
    <style:style style:name="T1" style:family="text">
      <style:text-properties fo:color="#ffffff" fo:font-weight="bold" style:font-weight-asian="bold" style:font-weight-complex="bold"/>
    </style:style>
    <style:style style:name="T2" style:family="text">
      <style:text-properties fo:font-weight="bold" style:font-size-asian="14pt" style:font-weight-asian="bold" style:font-size-complex="14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size-asian="12pt" style:font-weight-asian="bold" style:font-size-complex="12pt" style:font-weight-complex="bold"/>
    </style:style>
    <style:style style:name="T5"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Single Instance" draw:style-name="dp1" draw:master-page-name="Default">
        <draw:custom-shape draw:style-name="gr1" draw:text-style-name="P1" draw:layer="layout" svg:width="22.225cm" svg:height="12.7cm" svg:x="2.27cm" svg:y="3.54cm">
          <text:p/>
          <draw:enhanced-geometry svg:viewBox="0 0 21600 21600" draw:type="rectangle" draw:enhanced-path="M 0 0 L 21600 0 21600 21600 0 21600 0 0 Z N"/>
        </draw:custom-shape>
        <draw:custom-shape draw:style-name="gr2" draw:text-style-name="P2" draw:layer="layout" svg:width="14.605cm" svg:height="6.35cm" svg:x="2.905cm" svg:y="4.175cm">
          <text:p text:style-name="P1"><text:span text:style-name="T1">Jah'Spotify Environment – Single 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612cm" svg:height="3.175cm" svg:x="12.43cm" svg:y="9.25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3" draw:layer="layout" svg:width="4.103cm" svg:height="2.698cm" svg:x="3.882cm" svg:y="6.08cm">
          <text:p text:style-name="P1"><text:span text:style-name="T2">Player 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 draw:text-style-name="P4" draw:layer="layout" svg:width="3.615cm" svg:height="2.494cm" svg:x="6.08cm" svg:y="13.111cm">
            <text:p text:style-name="P1"><text:span text:style-name="T3">Andro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3.615cm" svg:height="2.54cm" svg:x="8.425cm" svg:y="13.065cm">
            <text:p text:style-name="P1"><text:span text:style-name="T3">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3.615cm" svg:height="2.54cm" svg:x="10.525cm" svg:y="13.065cm">
            <text:p text:style-name="P1"><text:span text:style-name="T3">iPh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4" draw:layer="layout" svg:width="3.81cm" svg:height="1.905cm" svg:x="20.05cm" svg:y="5.445cm">
            <text:p text:style-name="P5"><text:span text:style-name="T4">Spotisee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3.81cm" svg:height="1.905cm" svg:x="20.05cm" svg:y="6.715cm">
            <text:p text:style-name="P5"><text:span text:style-name="T4">Discoverf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3.81cm" svg:height="1.905cm" svg:x="20.05cm" svg:y="7.985cm">
            <text:p text:style-name="P5"><text:span text:style-name="T4">Facebo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1" draw:layer="layout" svg:width="3.81cm" svg:height="1.27cm" svg:x="15.605cm" svg:y="6.7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905cm" svg:height="1.27cm" svg:x="8.62cm" svg:y="6.7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3" draw:layer="layout" svg:width="4.103cm" svg:height="2.698cm" svg:x="10.867cm" svg:y="6.08cm">
          <text:p text:style-name="P1"><text:span text:style-name="T2">Queue 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612cm" svg:height="3.175cm" svg:x="5.738cm" svg:y="9.25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Distributed Players" draw:style-name="dp1" draw:master-page-name="Default">
        <draw:custom-shape draw:style-name="gr1" draw:text-style-name="P1" draw:layer="layout" svg:width="24.765cm" svg:height="15.875cm" svg:x="1.635cm" svg:y="3.54cm">
          <text:p/>
          <draw:enhanced-geometry svg:viewBox="0 0 21600 21600" draw:type="rectangle" draw:enhanced-path="M 0 0 L 21600 0 21600 21600 0 21600 0 0 Z N"/>
        </draw:custom-shape>
        <draw:custom-shape draw:style-name="gr2" draw:text-style-name="P2" draw:layer="layout" svg:width="17.145cm" svg:height="9.525cm" svg:x="2.27cm" svg:y="4.175cm">
          <text:p text:style-name="P1"><text:span text:style-name="T1">Jah'Spotify Environment – Distributed Play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5.08cm" svg:height="3.765cm" svg:x="12.43cm" svg:y="7.35cm">
          <text:p text:style-name="P1"><text:span text:style-name="T5">Queue 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4.103cm" svg:height="2.857cm" svg:x="3.247cm" svg:y="9.255cm">
          <text:p text:style-name="P1"><text:span text:style-name="T2">Player 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612cm" svg:height="3.81cm" svg:x="13.993cm" svg:y="11.79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3" draw:layer="layout" svg:width="4.103cm" svg:height="2.698cm" svg:x="3.247cm" svg:y="6.08cm">
          <text:p text:style-name="P1"><text:span text:style-name="T2">Player 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3.907cm" svg:height="2.087cm" svg:x="7.885cm" svg:y="6.71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3.907cm" svg:height="2.086cm" svg:x="7.885cm" svg:y="9.255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custom-shape draw:style-name="gr5" draw:text-style-name="P4" draw:layer="layout" svg:width="3.615cm" svg:height="2.494cm" svg:x="11.355cm" svg:y="16.286cm">
            <text:p text:style-name="P1"><text:span text:style-name="T3">Andro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3.615cm" svg:height="2.54cm" svg:x="13.7cm" svg:y="16.24cm">
            <text:p text:style-name="P1"><text:span text:style-name="T3">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3.615cm" svg:height="2.54cm" svg:x="15.8cm" svg:y="16.24cm">
            <text:p text:style-name="P1"><text:span text:style-name="T3">iPh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 draw:text-style-name="P6" draw:layer="layout" svg:width="3.81cm" svg:height="1.905cm" svg:x="21.955cm" svg:y="7.35cm">
            <text:p text:style-name="P1"><text:span text:style-name="T5">Spotisee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3.81cm" svg:height="1.905cm" svg:x="21.955cm" svg:y="8.62cm">
            <text:p text:style-name="P1"><text:span text:style-name="T5">Discoverf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3.81cm" svg:height="1.905cm" svg:x="21.955cm" svg:y="9.89cm">
            <text:p text:style-name="P1"><text:span text:style-name="T5">Facebo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1" draw:layer="layout" svg:width="3.175cm" svg:height="1.27cm" svg:x="18.145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Queue Master Details" draw:style-name="dp1" draw:master-page-name="Default">
        <draw:custom-shape draw:style-name="gr1" draw:text-style-name="P7" draw:layer="layout" svg:width="23.495cm" svg:height="15.875cm" svg:x="2.27cm" svg:y="3.54cm">
          <text:p/>
          <draw:enhanced-geometry svg:viewBox="0 0 21600 21600" draw:type="rectangle" draw:enhanced-path="M 0 0 L 21600 0 21600 21600 0 21600 0 0 Z N"/>
        </draw:custom-shape>
        <draw:custom-shape draw:style-name="gr2" draw:text-style-name="P8" draw:layer="layout" svg:width="15.875cm" svg:height="10.795cm" svg:x="2.905cm" svg:y="4.175cm">
          <text:p text:style-name="P7"><text:span text:style-name="T1">Queue 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4.445cm" svg:height="2.54cm" svg:x="20.05cm" svg:y="5.445cm">
          <text:p text:style-name="P9"><text:span text:style-name="T5">Mongo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9" draw:layer="layout" svg:width="4.445cm" svg:height="2.54cm" svg:x="20.05cm" svg:y="7.35cm">
          <text:p text:style-name="P9"><text:span text:style-name="T5">File Syste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9" draw:layer="layout" svg:width="10.16cm" svg:height="1.905cm" svg:x="5.445cm" svg:y="11.795cm">
          <text:p text:style-name="P7"><text:span text:style-name="T5">Web Controll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5.08cm" svg:height="2.54cm" svg:x="5.445cm" svg:y="9.255cm">
          <text:p text:style-name="P7"><text:span text:style-name="T5">Queue</text:span></text:p>
          <text:p text:style-name="P7"><text:span text:style-name="T5">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5.08cm" svg:height="2.495cm" svg:x="10.525cm" svg:y="9.255cm">
          <text:p text:style-name="P7"><text:span text:style-name="T5">Media</text:span></text:p>
          <text:p text:style-name="P7"><text:span text:style-name="T5">Cach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4.445cm" svg:height="2.54cm" svg:x="20.05cm" svg:y="9.255cm">
          <text:p text:style-name="P9"><text:span text:style-name="T5">My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9" draw:layer="layout" svg:width="5.08cm" svg:height="3.175cm" svg:x="5.445cm" svg:y="6.08cm">
          <text:p text:style-name="P7"><text:span text:style-name="T5">Jah'Spotify</text:span></text:p>
          <text:p text:style-name="P7"><text:span text:style-name="T5">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layer Instance Details" draw:style-name="dp1" draw:master-page-name="Default">
        <draw:custom-shape draw:style-name="gr1" draw:text-style-name="P7" draw:layer="layout" svg:width="24.13cm" svg:height="17.145cm" svg:x="1.635cm" svg:y="2.27cm">
          <text:p/>
          <draw:enhanced-geometry svg:viewBox="0 0 21600 21600" draw:type="rectangle" draw:enhanced-path="M 0 0 L 21600 0 21600 21600 0 21600 0 0 Z N"/>
        </draw:custom-shape>
        <draw:custom-shape draw:style-name="gr2" draw:text-style-name="P8" draw:layer="layout" svg:width="12.7cm" svg:height="11.43cm" svg:x="5.904cm" svg:y="3.54cm">
          <text:p text:style-name="P7"><text:span text:style-name="T1">Player In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9.525cm" svg:height="1.905cm" svg:x="7.35cm" svg:y="11.16cm">
          <text:p text:style-name="P7"><text:span text:style-name="T5">Web Controll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4.445cm" svg:height="2.54cm" svg:x="12.43cm" svg:y="8.62cm">
          <text:p text:style-name="P7"><text:span text:style-name="T5">Queue</text:span></text:p>
          <text:p text:style-name="P7"><text:span text:style-name="T5">Master</text:span></text:p>
          <text:p text:style-name="P7"><text:span text:style-name="T5">(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5.08cm" svg:height="2.54cm" svg:x="7.35cm" svg:y="8.62cm">
          <text:p text:style-name="P7"><text:span text:style-name="T5">Media</text:span></text:p>
          <text:p text:style-name="P7"><text:span text:style-name="T5">Play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4.269cm" svg:height="1.27cm" svg:x="2.446cm" svg:y="6.08cm">
          <text:p text:style-name="P10"><text:span text:style-name="T3">Audio Outpu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0" draw:layer="layout" svg:width="2.54cm" svg:height="1.27cm" svg:x="17.51cm" svg:y="9.2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9" draw:layer="layout" svg:width="4.445cm" svg:height="3.765cm" svg:x="20.685cm" svg:y="7.985cm">
          <text:p text:style-name="P7"><text:span text:style-name="T5">Queue</text:span></text:p>
          <text:p text:style-name="P7"><text:span text:style-name="T5">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1.27cm" svg:height="2.54cm" svg:x="11.16cm" svg:y="13.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9" draw:layer="layout" svg:width="5.08cm" svg:height="3.175cm" svg:x="7.35cm" svg:y="5.445cm">
          <text:p text:style-name="P7"><text:span text:style-name="T5">Jah'Spotify</text:span></text:p>
          <text:p text:style-name="P7"><text:span text:style-name="T5">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ohan Lindquist</meta:initial-creator>
    <meta:creation-date>2011-07-15T03:20:50</meta:creation-date>
    <dc:date>2011-07-16T03:03:38</dc:date>
    <dc:creator>Johan Lindquist</dc:creator>
    <meta:editing-duration>PT13H58M1S</meta:editing-duration>
    <meta:editing-cycles>7</meta:editing-cycles>
    <meta:generator>LibreOffice/3.3$Linux LibreOffice_project/330m19$Build-202</meta:generator>
    <meta:document-statistic meta:object-count="52"/>
  </office:meta>
</office:document-meta>
</file>